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2300000023DBAD35B3.png" manifest:media-type="image/png"/>
  <manifest:file-entry manifest:full-path="Pictures/100002C1000003A3000003A32EC03F91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9900" draw:marker-start-width="0.35cm" draw:marker-end-width="0.35cm" draw:fill="solid" draw:fill-color="#cccccc" draw:textarea-horizontal-align="justify" draw:textarea-vertical-align="middle" draw:auto-grow-height="false" fo:min-height="2.533cm" fo:min-width="5.3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c0000" draw:marker-start-width="0.35cm" draw:marker-end-width="0.35cm" draw:fill="solid" draw:fill-color="#cccccc" draw:textarea-horizontal-align="justify" draw:textarea-vertical-align="top" draw:auto-grow-height="false" fo:min-height="19.672cm" fo:min-width="7.622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cc0000" draw:marker-start-width="0.35cm" draw:marker-end-width="0.35cm" draw:fill="solid" draw:fill-color="#808080" draw:textarea-horizontal-align="justify" draw:textarea-vertical-align="middle" draw:auto-grow-height="false" fo:min-height="1.269cm" fo:min-width="4.436cm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1cm" svg:stroke-color="#cc0000" draw:marker-start-width="0.35cm" draw:marker-end="Arrow" draw:marker-end-width="0.4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2.15cm"/>
    </style:style>
    <style:style style:name="gr7" style:family="graphic" style:parent-style-name="standard">
      <style:graphic-properties svg:stroke-width="0.1cm" svg:stroke-color="#0000ff" draw:marker-start-width="0.35cm" draw:marker-end-width="0.35cm" draw:fill="solid" draw:fill-color="#cccccc" draw:textarea-horizontal-align="justify" draw:textarea-vertical-align="bottom" draw:auto-grow-height="false" fo:min-height="5.156cm" fo:min-width="5.706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ff" draw:marker-start-width="0.35cm" draw:marker-end-width="0.35cm" draw:fill="solid" draw:fill-color="#cccccc" draw:textarea-horizontal-align="justify" draw:textarea-vertical-align="middle" draw:auto-grow-height="false" fo:min-height="2.098cm" fo:min-width="3.348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ff" draw:marker-start-width="0.35cm" draw:marker-end="Arrow" draw:marker-end-width="0.4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Ultrafine_20_Dashed" svg:stroke-width="0.1cm" svg:stroke-color="#0000ff" draw:marker-start-width="0.35cm" draw:marker-end="Arrow" draw:marker-end-width="0.4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objectwithoutfill">
      <style:graphic-properties svg:stroke-width="2cm" svg:stroke-color="#cc0000" draw:marker-start-width="3.2cm" draw:marker-end-width="3.2cm" draw:fill="none" draw:textarea-vertical-align="middle" fo:padding-top="1.125cm" fo:padding-bottom="1.125cm" fo:padding-left="1.25cm" fo:padding-right="1.25cm"/>
    </style:style>
    <style:style style:name="gr13" style:family="graphic" style:parent-style-name="objectwithoutfill">
      <style:graphic-properties svg:stroke-width="2cm" svg:stroke-color="#0000ff" draw:marker-start-width="3.2cm" draw:marker-end-width="3.2cm" draw:fill="none" draw:textarea-vertical-align="middle" fo:padding-top="1.125cm" fo:padding-bottom="1.125cm" fo:padding-left="1.25cm" fo:padding-right="1.25cm"/>
    </style:style>
    <style:style style:name="gr14" style:family="graphic" style:parent-style-name="objectwithoutfill">
      <style:graphic-properties svg:stroke-width="2cm" svg:stroke-color="#009900" draw:marker-start-width="3.2cm" draw:marker-end-width="3.2cm" draw:fill="none" draw:textarea-vertical-align="middle" fo:padding-top="1.125cm" fo:padding-bottom="1.125cm" fo:padding-left="1.25cm" fo:padding-right="1.25cm"/>
    </style:style>
    <style:style style:name="gr15" style:family="graphic" style:parent-style-name="standard">
      <style:graphic-properties svg:stroke-width="0.1cm" svg:stroke-color="#cc0000" draw:marker-start-width="0.35cm" draw:marker-end-width="0.35cm" draw:fill="solid" draw:fill-color="#808080" draw:textarea-horizontal-align="justify" draw:textarea-vertical-align="bottom" draw:auto-grow-height="false" fo:min-height="5.878cm" fo:min-width="6.028cm" fo:padding-top="0.175cm" fo:padding-bottom="0.175cm" fo:padding-left="0.3cm" fo:padding-right="0.3cm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color="#0000ff" fo:font-size="26pt" style:font-size-asian="26pt" style:font-size-complex="26pt"/>
    </style:style>
    <style:style style:name="P4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text-align="center"/>
      <style:text-properties fo:color="#0000ff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style:paragraph-properties fo:text-align="center"/>
      <style:text-properties fo:color="#ffffff"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1cm" svg:height="3.083cm" svg:x="0.5cm" svg:y="11.217cm">
          <text:p text:style-name="P1"><text:span text:style-name="T1">DA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cm" svg:height="20.8cm" svg:x="9.9cm" svg:y="0.6cm">
          <text:p text:style-name="P1"><text:span text:style-name="T1">Shared memory</text:span></text:p>
          <text:p text:style-name="P1"><text:span text:style-name="T1">(/dev/shm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1cm" svg:height="1.683cm" svg:x="12cm" svg:y="4.1cm">
          <text:p text:style-name="P1"><text:span text:style-name="T1">DIF 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1cm" svg:height="1.683cm" svg:x="12cm" svg:y="6.317cm">
          <text:p text:style-name="P1"><text:span text:style-name="T1">DIF 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1cm" svg:height="1.683cm" svg:x="12cm" svg:y="8.6cm">
          <text:p text:style-name="P1"><text:span text:style-name="T1">DIF 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2cm" svg:height="0.2cm" svg:x="14.3cm" svg:y="1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1" draw:layer="layout" svg:width="0.2cm" svg:height="0.2cm" svg:x="14.3cm" svg:y="14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1" draw:layer="layout" svg:width="0.2cm" svg:height="0.2cm" svg:x="14.3cm" svg:y="14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1" draw:layer="layout" svg:width="0.2cm" svg:height="0.2cm" svg:x="14.3cm" svg:y="15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5.1cm" svg:height="1.683cm" svg:x="11.9cm" svg:y="17.617cm">
          <text:p text:style-name="P1"><text:span text:style-name="T1">DIF 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2.595cm" svg:height="4.687cm" draw:transform="skewX (-0.490961118586005) rotate (1.09676490195324) translate (3.39974543447689cm 11.2000492570873cm)" svg:viewBox="0 0 2596 4688" svg:d="M0 0c2051-6 2596 4688 2596 4688">
          <text:p/>
        </draw:path>
        <draw:frame draw:style-name="gr6" draw:text-style-name="P1" draw:layer="layout" svg:width="4.1cm" svg:height="2.4cm" svg:x="4.7cm" svg:y="7.1cm">
          <draw:text-box>
            <text:p text:style-name="P1"><text:span text:style-name="T2">Write DIF block</text:span></text:p>
          </draw:text-box>
        </draw:frame>
        <draw:custom-shape draw:style-name="gr2" draw:text-style-name="P2" draw:layer="layout" svg:width="9cm" svg:height="20.8cm" svg:x="23.4cm" svg:y="0.6cm">
          <text:p text:style-name="P2"><text:span text:style-name="T1">ShmProxy</text:span></text:p>
          <text:p text:style-name="P2"><text:span text:style-name="T1">(event build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3.869cm" svg:height="2.263cm" draw:transform="skewX (-0.979653309144417) rotate (-0.0188495559215396) translate (17.1003071132717cm 4.59977033300623cm)" svg:viewBox="0 0 3870 2264" svg:d="M0 0c3057-3 3870 2264 3870 2264">
          <text:p/>
        </draw:path>
        <draw:path draw:style-name="gr5" draw:text-style-name="P1" draw:layer="layout" svg:width="3.868cm" svg:height="0.471cm" draw:transform="skewX (-1.42994825615895) rotate (-0.00383972435438842) translate (17.1003105688276cm 7.09995265563953cm)" svg:viewBox="0 0 3869 472" svg:d="M0 0c3054 0 3869 472 3869 472">
          <text:p/>
        </draw:path>
        <draw:path draw:style-name="gr5" draw:text-style-name="P1" draw:layer="layout" svg:width="3.856cm" svg:height="1.139cm" draw:transform="skewX (1.24302349327036) rotate (-3.13321507318022) translate (20.9573430381356cm 9.76779952453702cm)" svg:viewBox="0 0 3857 1140" svg:d="M3857 0c-3047 1-3857 1140-3857 1140">
          <text:p/>
        </draw:path>
        <draw:path draw:style-name="gr5" draw:text-style-name="P1" draw:layer="layout" svg:width="4.076cm" svg:height="7.4cm" draw:transform="skewX (0.48624872960562) rotate (-3.09027997358116) translate (21.0723089195093cm 18.2917580529798cm)" svg:viewBox="0 0 4077 7401" svg:d="M4077 0c-3220 10-4077 7401-4077 7401">
          <text:p/>
        </draw:path>
        <draw:custom-shape draw:style-name="gr7" draw:text-style-name="P3" draw:layer="layout" svg:width="6.9cm" svg:height="6.1cm" svg:x="24.6cm" svg:y="13.9cm">
          <text:p text:style-name="P1"><text:span text:style-name="T1">DQMEvent</text:span></text:p>
          <text:p text:style-name="P1"><text:span text:style-name="T1">Clie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1cm" svg:height="2.6cm" svg:x="26.1cm" svg:y="14.3cm">
          <text:p text:style-name="P1"><text:span text:style-name="T1">LCEvent </text:span></text:p>
          <text:p text:style-name="P1"><text:span text:style-name="T1">strea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28cm" svg:y1="11.1cm" svg:x2="28cm" svg:y2="14.3cm">
          <text:p/>
        </draw:line>
        <draw:line draw:style-name="gr10" draw:text-style-name="P1" draw:layer="layout" svg:x1="31.5cm" svg:y1="16.1cm" svg:x2="34.1cm" svg:y2="16.1cm">
          <text:p/>
        </draw:line>
        <draw:frame draw:style-name="gr11" draw:text-style-name="P4" draw:layer="layout" svg:width="3.5cm" svg:height="1cm" svg:x="31.3cm" svg:y="15cm">
          <draw:text-box>
            <text:p text:style-name="P1"><text:span text:style-name="T3">01001001</text:span></text:p>
          </draw:text-box>
        </draw:frame>
        <draw:frame draw:style-name="gr6" draw:text-style-name="P5" draw:layer="layout" svg:width="4.1cm" svg:height="2.855cm" svg:x="33.7cm" svg:y="14.045cm">
          <draw:text-box>
            <text:p text:style-name="P1"><text:span text:style-name="T2">To DQM event</text:span></text:p>
            <text:p text:style-name="P1"><text:span text:style-name="T2">collector</text:span></text:p>
          </draw:text-box>
        </draw:frame>
        <draw:line draw:style-name="gr12" draw:text-style-name="P6" draw:layer="layout" svg:x1="13.7cm" svg:y1="23.2cm" svg:x2="21.9cm" svg:y2="23.2cm">
          <text:p text:style-name="P1"><text:span text:style-name="T4">User specific</text:span></text:p>
        </draw:line>
        <draw:line draw:style-name="gr13" draw:text-style-name="P7" draw:layer="layout" svg:x1="24.9cm" svg:y1="23.2cm" svg:x2="32.9cm" svg:y2="23.2cm">
          <text:p text:style-name="P7"><text:span text:style-name="T5">DQM framework</text:span></text:p>
        </draw:line>
        <draw:line draw:style-name="gr14" draw:text-style-name="P6" draw:layer="layout" svg:x1="3.3cm" svg:y1="23.2cm" svg:x2="11cm" svg:y2="23.2cm">
          <text:p text:style-name="P6"><text:span text:style-name="T4">DAQ</text:span></text:p>
        </draw:line>
        <draw:custom-shape draw:style-name="gr15" draw:text-style-name="P6" draw:layer="layout" svg:width="7.3cm" svg:height="6.9cm" svg:x="24.3cm" svg:y="4.2cm">
          <text:p text:style-name="P6"><text:span text:style-name="T4">LC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5.2cm" svg:height="5.23cm" svg:x="25.2cm" svg:y="4.5cm">
          <draw:image xlink:href="Pictures/100002C1000003A3000003A32EC03F91.svg" xlink:type="simple" xlink:show="embed" xlink:actuate="onLoad">
            <text:p/>
          </draw:image>
          <draw:image xlink:href="Pictures/100002010000002300000023DBAD35B3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2T21:45:10.099177075</meta:creation-date>
    <dc:date>2016-02-03T17:48:58.244456066</dc:date>
    <meta:editing-duration>PT29M35S</meta:editing-duration>
    <meta:editing-cycles>3</meta:editing-cycles>
    <meta:generator>LibreOffice/4.3.3.2$Linux_x86 LibreOffice_project/430m0$Build-2</meta:generator>
    <meta:document-statistic meta:object-count="28"/>
  </office:meta>
</office:document-meta>
</file>